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fo:color="#c5000b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/>
      <style:text-properties fo:color="#669933"/>
    </style:style>
    <style:style style:name="ce26" style:family="table-cell" style:parent-style-name="Default">
      <style:table-cell-properties fo:background-color="#ffff00"/>
      <style:text-properties fo:color="#009900"/>
    </style:style>
    <style:style style:name="ce27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14" office:value-type="string" calcext:value-type="string">
            <text:p>help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14" office:value-type="string" calcext:value-type="string">
            <text:p>port</text:p>
          </table:table-cell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14" office:value-type="string" calcext:value-type="string">
            <text:p>create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1"/>
          <table:table-cell office:value-type="string" calcext:value-type="string">
            <text:p>join</text:p>
          </table:table-cell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21" office:value-type="string" calcext:value-type="string">
            <text:p>can't use some commands if not a member of the ring – like dump in example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 calcext:value-type="string">
            <text:p>globally allocation for structures – like new</text:p>
          </table:table-cell>
          <table:table-cell table:number-columns-repeated="11"/>
          <table:table-cell table:style-name="ce25" office:value-type="string" calcext:value-type="string">
            <text:p>finger</text:p>
          </table:table-cell>
        </table:table-row>
        <table:table-row table:style-name="ro1">
          <table:table-cell table:number-columns-repeated="13"/>
          <table:table-cell table:style-name="ce14" office:value-type="string" calcext:value-type="string">
            <text:p>successor</text:p>
          </table:table-cell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2"/>
          <table:table-cell table:style-name="ce14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23"/>
          <table:table-cell table:number-columns-repeated="11"/>
          <table:table-cell table:style-name="ce26" office:value-type="string" calcext:value-type="string">
            <text:p>dump</text:p>
          </table:table-cell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</table:table-row>
        <table:table-row table:style-name="ro1">
          <table:table-cell/>
          <table:table-cell table:style-name="ce23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2"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table:style-name="ce22"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 not changed once inside the network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21:39:56.671026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23:39:49.911708002</dc:date>
    <meta:editing-duration>P2DT3H57M31S</meta:editing-duration>
    <meta:editing-cycles>209</meta:editing-cycles>
    <meta:generator>LibreOffice/4.2.6.3$Linux_X86_64 LibreOffice_project/420m0$Build-3</meta:generator>
    <meta:document-statistic meta:table-count="3" meta:cell-count="116" meta:object-count="0"/>
  </office:meta>
</office:document-meta>
</file>